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This is a message for the people of Ukraine.</text:p>
      <text:p text:style-name="Text_20_body">We strongly recommend that you use Briar for communicating.</text:p>
      <text:p text:style-name="Text_20_body">You can find it here: <text:a xlink:type="simple" xlink:href="https://briarproject.org/" office:name=""><text:span text:style-name="Definition">https://briarproject.org/</text:span></text:a></text:p>
      <text:p text:style-name="Text_20_body">With this application, you can communicate even when there is no internet.</text:p>
      <text:p text:style-name="Horizontal_20_Line"/>
      <text:p text:style-name="First_20_paragraph">Це послання до народу України.</text:p>
      <text:p text:style-name="Text_20_body">Ми настійно рекомендуємо вам використовувати Briar для спілкування.</text:p>
      <text:p text:style-name="Text_20_body">Ви можете знайти його тут: <text:a xlink:type="simple" xlink:href="https://briarproject.org/" office:name=""><text:span text:style-name="Definition">https://briarproject.org/</text:span></text:a></text:p>
      <text:p text:style-name="Text_20_body">За допомогою цієї програми ви можете спілкуватися, навіть коли немає Інтернет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09T21:30:50Z</meta:creation-date>
    <dc:date>2022-06-09T21:30:50Z</dc:date>
  </office:meta>
</office:document-meta>
</file>